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385cm" fo:min-width="4.58cm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1.655cm" fo:min-width="4.58cm"/>
    </style:style>
    <style:style style:name="gr12" style:family="graphic" style:parent-style-name="standard">
      <style:graphic-properties draw:fill-color="#77bc65" draw:textarea-horizontal-align="justify" draw:textarea-vertical-align="middle" draw:auto-grow-height="false" fo:min-height="2.29cm" fo:min-width="4.58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7" style:family="graphic" style:parent-style-name="standard">
      <style:graphic-properties draw:marker-start="Arrow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0.258cm" fo:min-width="3.31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cm" fo:min-width="3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385cm" fo:min-width="3.31cm"/>
    </style:style>
    <style:style style:name="gr23" style:family="graphic" style:parent-style-name="standard">
      <style:graphic-properties draw:fill-color="#2a6099" draw:textarea-horizontal-align="justify" draw:textarea-vertical-align="middle" draw:auto-grow-height="false" fo:min-height="1.02cm" fo:min-width="3.31cm"/>
    </style:style>
    <style:style style:name="gr24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29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6.163cm" fo:min-width="0.307cm"/>
    </style:style>
    <style:style style:name="gr30" style:family="graphic" style:parent-style-name="standard">
      <style:graphic-properties draw:stroke="dash" draw:stroke-dash="Dashed_20__28_var_29_" svg:stroke-width="0.053cm" draw:marker-start-width="0.279cm" draw:marker-end-width="0.279cm" draw:fill="none" draw:fill-color="#729fcf" draw:textarea-horizontal-align="justify" draw:textarea-vertical-align="middle" draw:auto-grow-height="false" fo:min-height="11.129cm" fo:min-width="3.25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0.3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</style:style>
    <style:style style:name="gr35" style:family="graphic" style:parent-style-name="standard">
      <style:graphic-properties draw:stroke="dash" draw:stroke-dash="Dashed_20__28_var_29_" svg:stroke-width="0.053cm" draw:marker-start-width="0.279cm" draw:marker-end-width="0.279cm" draw:fill="none" draw:fill-color="#729fcf" draw:textarea-horizontal-align="justify" draw:textarea-vertical-align="middle" draw:auto-grow-height="false" fo:min-height="13.669cm" fo:min-width="3.258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258cm" fo:min-width="3.31cm"/>
    </style:style>
    <style:style style:name="gr38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286cm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</style:style>
    <style:style style:name="gr45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</style:style>
    <style:style style:name="gr49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="none" draw:textarea-horizontal-align="justify" draw:textarea-vertical-align="middle" draw:auto-grow-height="false" fo:min-height="13.72cm" fo:min-width="4.58cm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2a6099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80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15846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535cm" svg:height="0.645cm" svg:x="5.318cm" svg:y="11.033cm">
              <draw:text-box>
                <text:p><text:span text:style-name="T1">128TB</text:span></text:p>
              </draw:text-box>
            </draw:frame>
            <draw:frame draw:style-name="gr1" draw:text-style-name="P1" draw:layer="layout" svg:width="2.318cm" svg:height="0.645cm" svg:x="4.778cm" svg:y="8.366cm">
              <draw:text-box>
                <text:p><text:span text:style-name="T1">max-128TB</text:span></text:p>
              </draw:text-box>
            </draw:frame>
            <draw:frame draw:style-name="gr2" draw:text-style-name="P1" draw:layer="layout" svg:width="2.923cm" svg:height="0.645cm" svg:x="3.919cm" svg:y="13.563cm">
              <draw:text-box>
                <text:p><text:span text:style-name="T1">16 TB + 512GB</text:span></text:p>
              </draw:text-box>
            </draw:frame>
            <draw:frame draw:style-name="gr3" draw:text-style-name="P2" draw:layer="layout" svg:width="2.432cm" svg:height="0.962cm" svg:x="9.109cm" svg:y="18.409cm">
              <draw:text-box>
                <text:p>KM VA</text:p>
              </draw:text-box>
            </draw:frame>
            <draw:frame draw:style-name="gr4" draw:text-style-name="P2" draw:layer="layout" svg:width="4.934cm" svg:height="0.962cm" svg:x="16.24cm" svg:y="18.336cm">
              <draw:text-box>
                <text:p>Guest mode VA</text:p>
              </draw:text-box>
            </draw:frame>
            <draw:line draw:style-name="gr5" draw:text-style-name="P3" draw:layer="layout" svg:x1="7.858cm" svg:y1="15.107cm" svg:x2="12.938cm" svg:y2="15.107cm">
              <text:p/>
            </draw:line>
            <draw:line draw:style-name="gr6" draw:text-style-name="P3" draw:layer="layout" svg:x1="12.938cm" svg:y1="13.837cm" svg:x2="14.843cm" svg:y2="4.947cm">
              <text:p/>
            </draw:line>
            <draw:line draw:style-name="gr6" draw:text-style-name="P3" draw:layer="layout" svg:x1="12.938cm" svg:y1="15.107cm" svg:x2="14.843cm" svg:y2="16.377cm">
              <text:p/>
            </draw:line>
            <draw:custom-shape draw:style-name="gr7" draw:text-style-name="P4" draw:layer="layout" svg:width="5.08cm" svg:height="2.54cm" svg:x="7.858cm" svg:y="15.1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5.08cm" svg:height="1.27cm" svg:x="7.858cm" svg:y="13.837cm">
              <text:p text:style-name="P4"><text:span text:style-name="T2">Guest memory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5.08cm" svg:height="2.54cm" svg:x="7.85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5.08cm" svg:height="2.54cm" svg:x="7.858cm" svg:y="8.757cm">
              <text:p text:style-name="P4"><text:span text:style-name="T2">Unused address rang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5.08cm" svg:height="0.635cm" svg:x="7.858cm" svg:y="8.122cm">
              <text:p text:style-name="P4"><text:span text:style-name="T2">PTI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5.08cm" svg:height="1.905cm" svg:x="7.858cm" svg:y="6.217cm">
              <text:p text:style-name="P4"><text:span text:style-name="T2">Kernel direct map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5.08cm" svg:height="2.54cm" svg:x="7.858cm" svg:y="3.677cm">
              <text:p text:style-name="P4"><text:span text:style-name="T2">Kernel</text:span></text:p>
              <text:p text:style-name="P4"><text:span text:style-name="T2">text+data+modules</text:span></text:p>
              <draw:enhanced-geometry svg:viewBox="0 0 21600 21600" draw:type="rectangle" draw:enhanced-path="M 0 0 L 21600 0 21600 21600 0 21600 0 0 Z N"/>
            </draw:custom-shape>
            <draw:connector draw:style-name="gr13" draw:text-style-name="P3" draw:layer="layout" draw:type="line" svg:x1="7.131cm" svg:y1="11.292cm" svg:x2="7.131cm" svg:y2="17.655cm" svg:d="M7131 11292v6363" svg:viewBox="0 0 1 6364">
              <text:p/>
            </draw:connector>
            <draw:connector draw:style-name="gr13" draw:text-style-name="P3" draw:layer="layout" draw:type="line" svg:x1="7.096cm" svg:y1="3.664cm" svg:x2="7.114cm" svg:y2="8.814cm" svg:d="M7096 3664l18 5150" svg:viewBox="0 0 19 5151">
              <text:p/>
            </draw:connector>
            <draw:frame draw:style-name="gr14" draw:text-style-name="P10" draw:layer="layout" svg:width="0.635cm" svg:height="1.673cm" svg:x="6.461cm" svg:y="13.688cm">
              <draw:text-box>
                <text:p><text:span text:style-name="T2">P</text:span></text:p>
                <text:p><text:span text:style-name="T2">L</text:span></text:p>
                <text:p><text:span text:style-name="T2">3</text:span></text:p>
              </draw:text-box>
            </draw:frame>
            <draw:frame draw:style-name="gr14" draw:text-style-name="P10" draw:layer="layout" svg:width="0.635cm" svg:height="1.673cm" svg:x="6.461cm" svg:y="5.582cm">
              <draw:text-box>
                <text:p><text:span text:style-name="T2">P</text:span></text:p>
                <text:p><text:span text:style-name="T2">L</text:span></text:p>
                <text:p><text:span text:style-name="T2">0</text:span></text:p>
              </draw:text-box>
            </draw:frame>
            <draw:line draw:style-name="gr6" draw:text-style-name="P3" draw:layer="layout" svg:x1="7.096cm" svg:y1="17.647cm" svg:x2="7.858cm" svg:y2="17.647cm">
              <text:p/>
            </draw:line>
            <draw:line draw:style-name="gr6" draw:text-style-name="P3" draw:layer="layout" svg:x1="7.096cm" svg:y1="11.297cm" svg:x2="7.858cm" svg:y2="11.297cm">
              <text:p/>
            </draw:line>
            <draw:line draw:style-name="gr6" draw:text-style-name="P3" draw:layer="layout" svg:x1="7.096cm" svg:y1="8.757cm" svg:x2="7.858cm" svg:y2="8.757cm">
              <text:p/>
            </draw:line>
            <draw:line draw:style-name="gr6" draw:text-style-name="P3" draw:layer="layout" svg:x1="7.096cm" svg:y1="3.677cm" svg:x2="7.858cm" svg:y2="3.677cm">
              <text:p/>
            </draw:line>
            <draw:line draw:style-name="gr6" draw:text-style-name="P3" draw:layer="layout" svg:x1="7.096cm" svg:y1="8.757cm" svg:x2="7.858cm" svg:y2="8.757cm">
              <text:p/>
            </draw:line>
            <draw:frame draw:style-name="gr15" draw:text-style-name="P1" draw:layer="layout" svg:width="1.069cm" svg:height="0.645cm" svg:x="5.519cm" svg:y="17.383cm">
              <draw:text-box>
                <text:p><text:span text:style-name="T1">0x0</text:span></text:p>
              </draw:text-box>
            </draw:frame>
            <draw:frame draw:style-name="gr1" draw:text-style-name="P1" draw:layer="layout" svg:width="1.397cm" svg:height="0.645cm" svg:x="5.445cm" svg:y="3.286cm">
              <draw:text-box>
                <text:p><text:span text:style-name="T1">max</text:span></text:p>
              </draw:text-box>
            </draw:frame>
            <draw:line draw:style-name="gr6" draw:text-style-name="P3" draw:layer="layout" svg:x1="6.588cm" svg:y1="15.107cm" svg:x2="7.858cm" svg:y2="15.107cm">
              <text:p/>
            </draw:line>
            <draw:line draw:style-name="gr6" draw:text-style-name="P3" draw:layer="layout" svg:x1="6.588cm" svg:y1="13.837cm" svg:x2="7.858cm" svg:y2="13.837cm">
              <text:p/>
            </draw:line>
            <draw:frame draw:style-name="gr16" draw:text-style-name="P1" draw:layer="layout" svg:width="1.34cm" svg:height="0.645cm" svg:x="5.445cm" svg:y="14.843cm">
              <draw:text-box>
                <text:p><text:span text:style-name="T1">16T</text:span><text:span text:style-name="T1">B</text:span></text:p>
              </draw:text-box>
            </draw:frame>
            <draw:connector draw:style-name="gr13" draw:text-style-name="P3" draw:layer="layout" draw:type="line" svg:x1="14.362cm" svg:y1="4.885cm" svg:x2="14.329cm" svg:y2="16.423cm" svg:d="M14362 4885l-33 11538" svg:viewBox="0 0 34 11539">
              <text:p/>
            </draw:connector>
            <draw:frame draw:style-name="gr14" draw:text-style-name="P10" draw:layer="layout" svg:width="0.381cm" svg:height="1.673cm" svg:x="13.7cm" svg:y="9.636cm">
              <draw:text-box>
                <text:p><text:span text:style-name="T2">P</text:span></text:p>
                <text:p><text:span text:style-name="T2">L</text:span></text:p>
                <text:p><text:span text:style-name="T2">0</text:span></text:p>
              </draw:text-box>
            </draw:frame>
            <draw:line draw:style-name="gr17" draw:text-style-name="P4" draw:layer="layout" svg:x1="18.78cm" svg:y1="16.367cm" svg:x2="19.542cm" svg:y2="16.367cm">
              <text:p/>
            </draw:line>
            <draw:frame draw:style-name="gr15" draw:text-style-name="P1" draw:layer="layout" svg:width="1.069cm" svg:height="0.645cm" svg:x="19.796cm" svg:y="16.24cm">
              <draw:text-box>
                <text:p><text:span text:style-name="T1">0</text:span><text:span text:style-name="T1">x</text:span><text:span text:style-name="T1">0</text:span></text:p>
              </draw:text-box>
            </draw:frame>
            <draw:line draw:style-name="gr17" draw:text-style-name="P4" draw:layer="layout" svg:x1="18.78cm" svg:y1="4.937cm" svg:x2="19.669cm" svg:y2="4.937cm">
              <text:p/>
            </draw:line>
            <draw:frame draw:style-name="gr18" draw:text-style-name="P1" draw:layer="layout" svg:width="2.725cm" svg:height="0.645cm" svg:x="19.542cm" svg:y="4.683cm">
              <draw:text-box>
                <text:p><text:span text:style-name="T1">5</text:span><text:span text:style-name="T1">1</text:span><text:span text:style-name="T1">2 </text:span><text:span text:style-name="T1">G</text:span><text:span text:style-name="T1">B </text:span><text:span text:style-name="T1">- </text:span><text:span text:style-name="T1">2</text:span><text:span text:style-name="T1">M</text:span><text:span text:style-name="T1">B</text:span></text:p>
              </draw:text-box>
            </draw:frame>
            <draw:custom-shape draw:style-name="gr19" draw:text-style-name="P11" draw:layer="layout" svg:width="3.81cm" svg:height="0.508cm" svg:x="14.97cm" svg:y="15.73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3.81cm" svg:height="0.127cm" svg:x="14.97cm" svg:y="16.24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4" draw:layer="layout" svg:x1="18.781cm" svg:y1="16.367cm" svg:x2="19.542cm" svg:y2="16.24cm">
              <text:p/>
            </draw:line>
            <draw:line draw:style-name="gr17" draw:text-style-name="P4" draw:layer="layout" svg:x1="18.78cm" svg:y1="15.732cm" svg:x2="19.542cm" svg:y2="15.732cm">
              <text:p/>
            </draw:line>
            <draw:frame draw:style-name="gr21" draw:text-style-name="P1" draw:layer="layout" svg:width="2.159cm" svg:height="0.725cm" svg:x="19.796cm" svg:y="15.351cm">
              <draw:text-box>
                <text:p><text:span text:style-name="T1">0</text:span><text:span text:style-name="T1">x</text:span><text:span text:style-name="T1">4</text:span><text:span text:style-name="T1">0</text:span><text:span text:style-name="T1">0</text:span><text:span text:style-name="T1">0</text:span></text:p>
              </draw:text-box>
            </draw:frame>
            <draw:custom-shape draw:style-name="gr22" draw:text-style-name="P12" draw:layer="layout" svg:width="3.81cm" svg:height="0.635cm" svg:x="14.97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3.81cm" svg:height="1.27cm" svg:x="14.97cm" svg:y="13.82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3.81cm" svg:height="1.27cm" svg:x="14.97cm" svg:y="4.93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54cm" svg:height="0.635cm" svg:x="16.748cm" svg:y="6.46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4" draw:text-style-name="P4" draw:layer="layout" svg:width="0.253cm" svg:height="0.635cm" svg:x="16.748cm" svg:y="7.47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5" draw:text-style-name="P4" draw:layer="layout" svg:width="0.254cm" svg:height="0.635cm" svg:x="16.748cm" svg:y="12.93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5" draw:text-style-name="P4" draw:layer="layout" svg:width="0.254cm" svg:height="0.635cm" svg:x="16.748cm" svg:y="11.92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26" draw:text-style-name="P10" draw:layer="layout" svg:width="1.882cm" svg:height="1.673cm" svg:x="17.152cm" svg:y="6.461cm">
              <draw:text-box>
                <text:p><text:span text:style-name="T2">g</text:span><text:span text:style-name="T2">d</text:span><text:span text:style-name="T2">t</text:span><text:span text:style-name="T2">+</text:span><text:span text:style-name="T2">t</text:span><text:span text:style-name="T2">s</text:span><text:span text:style-name="T2">s</text:span></text:p>
                <text:p><text:span text:style-name="T2">s</text:span><text:span text:style-name="T2">t</text:span><text:span text:style-name="T2">a</text:span><text:span text:style-name="T2">c</text:span><text:span text:style-name="T2">k</text:span><text:span text:style-name="T2">s</text:span></text:p>
                <text:p><text:span text:style-name="T2">m</text:span><text:span text:style-name="T2">m</text:span><text:span text:style-name="T2">a</text:span><text:span text:style-name="T2">p</text:span></text:p>
              </draw:text-box>
            </draw:frame>
            <draw:frame draw:style-name="gr21" draw:text-style-name="P10" draw:layer="layout" svg:width="3.169cm" svg:height="0.725cm" svg:x="17.256cm" svg:y="12.594cm">
              <draw:text-box>
                <text:p><text:span text:style-name="T2">te</text:span><text:span text:style-name="T2">xt</text:span><text:span text:style-name="T2">+d</text:span><text:span text:style-name="T2">at</text:span><text:span text:style-name="T2">a+</text:span><text:span text:style-name="T2">bs</text:span><text:span text:style-name="T2">s</text:span></text:p>
              </draw:text-box>
            </draw:frame>
            <draw:line draw:style-name="gr17" draw:text-style-name="P4" draw:layer="layout" svg:x1="18.78cm" svg:y1="15.097cm" svg:x2="19.542cm" svg:y2="15.097cm">
              <text:p/>
            </draw:line>
            <draw:frame draw:style-name="gr27" draw:text-style-name="P1" draw:layer="layout" svg:width="2.043cm" svg:height="0.645cm" svg:x="19.796cm" svg:y="14.833cm">
              <draw:text-box>
                <text:p><text:span text:style-name="T1">0x200000</text:span></text:p>
              </draw:text-box>
            </draw:frame>
            <draw:frame draw:style-name="gr28" draw:text-style-name="P1" draw:layer="layout" svg:width="1.653cm" svg:height="0.645cm" svg:x="19.796cm" svg:y="15.859cm">
              <draw:text-box>
                <text:p><text:span text:style-name="T1">0x1000</text:span></text:p>
              </draw:text-box>
            </draw:frame>
            <draw:connector draw:style-name="gr13" draw:text-style-name="P3" draw:layer="layout" draw:type="line" svg:x1="21.701cm" svg:y1="4.937cm" svg:x2="21.668cm" svg:y2="16.475cm" svg:d="M21701 4937l-33 11538" svg:viewBox="0 0 34 11539">
              <text:p/>
            </draw:connector>
            <draw:frame draw:style-name="gr29" draw:text-style-name="P10" draw:layer="layout" svg:width="0.807cm" svg:height="6.413cm" svg:x="20.685cm" svg:y="7.414cm">
              <draw:text-box>
                <text:p><text:span text:style-name="T2">P</text:span></text:p>
                <text:p><text:span text:style-name="T2">H</text:span></text:p>
                <text:p><text:span text:style-name="T2">Y</text:span></text:p>
                <text:p><text:span text:style-name="T2">S</text:span></text:p>
                <text:p><text:span text:style-name="T2">I</text:span></text:p>
                <text:p><text:span text:style-name="T2">C</text:span></text:p>
                <text:p><text:span text:style-name="T2">A</text:span></text:p>
                <text:p><text:span text:style-name="T2">L</text:span></text:p>
                <text:p><text:span text:style-name="T2"/></text:p>
                <text:p><text:span text:style-name="T2">A</text:span></text:p>
                <text:p><text:span text:style-name="T2">D</text:span></text:p>
                <text:p><text:span text:style-name="T2">D</text:span></text:p>
                <text:p><text:span text:style-name="T2">R</text:span></text:p>
              </draw:text-box>
            </draw:frame>
            <draw:custom-shape draw:style-name="gr30" draw:text-style-name="P14" draw:layer="layout" svg:width="3.81cm" svg:height="11.431cm" svg:x="14.97cm" svg:y="4.931cm">
              <text:p/>
              <draw:enhanced-geometry svg:viewBox="0 0 21600 21600" draw:mirror-vertical="true" draw:type="rectangle" draw:enhanced-path="M 0 0 L 21600 0 21600 21600 0 21600 0 0 Z N"/>
            </draw:custom-shape>
            <draw:frame draw:style-name="gr31" draw:text-style-name="P10" draw:layer="layout" svg:width="0.807cm" svg:height="5.939cm" svg:x="21.783cm" svg:y="7.644cm">
              <draw:text-box>
                <text:p><text:span text:style-name="T2">V</text:span></text:p>
                <text:p><text:span text:style-name="T2">I</text:span></text:p>
                <text:p><text:span text:style-name="T2">R</text:span></text:p>
                <text:p><text:span text:style-name="T2">T</text:span></text:p>
                <text:p><text:span text:style-name="T2">U</text:span></text:p>
                <text:p><text:span text:style-name="T2">A</text:span></text:p>
                <text:p><text:span text:style-name="T2">L</text:span></text:p>
                <text:p><text:span text:style-name="T2"/></text:p>
                <text:p><text:span text:style-name="T2">A</text:span></text:p>
                <text:p><text:span text:style-name="T2">D</text:span></text:p>
                <text:p><text:span text:style-name="T2">D</text:span></text:p>
                <text:p><text:span text:style-name="T2">R</text:span></text:p>
              </draw:text-box>
            </draw:frame>
            <draw:frame draw:style-name="gr32" draw:text-style-name="P1" draw:layer="layout" svg:width="2.568cm" svg:height="0.645cm" svg:x="21.904cm" svg:y="4.73cm">
              <draw:text-box>
                <text:p><text:span text:style-name="T1">128TB - 2MB</text:span></text:p>
              </draw:text-box>
            </draw:frame>
            <draw:frame draw:style-name="gr15" draw:text-style-name="P1" draw:layer="layout" svg:width="1.069cm" svg:height="0.645cm" svg:x="22.156cm" svg:y="16.123cm">
              <draw:text-box>
                <text:p><text:span text:style-name="T1">0x0</text:span></text:p>
              </draw:text-box>
            </draw:frame>
          </draw:g>
          <draw:frame draw:style-name="gr33" draw:text-style-name="P2" draw:layer="layout" svg:width="5.616cm" svg:height="0.962cm" svg:x="11.135cm" svg:y="1.562cm">
            <draw:text-box>
              <text:p>With VMX support</text:p>
            </draw:text-box>
          </draw:frame>
        </draw:g>
      </draw:page>
      <draw:page draw:name="page2" draw:style-name="dp1" draw:master-page-name="Default">
        <draw:g>
          <draw:frame draw:style-name="gr1" draw:text-style-name="P1" draw:layer="layout" svg:width="1.535cm" svg:height="0.645cm" svg:x="5.319cm" svg:y="11.034cm">
            <draw:text-box>
              <text:p><text:span text:style-name="T1">128TB</text:span></text:p>
            </draw:text-box>
          </draw:frame>
          <draw:frame draw:style-name="gr1" draw:text-style-name="P1" draw:layer="layout" svg:width="2.318cm" svg:height="0.645cm" svg:x="4.779cm" svg:y="8.367cm">
            <draw:text-box>
              <text:p><text:span text:style-name="T1">max-128TB</text:span></text:p>
            </draw:text-box>
          </draw:frame>
          <draw:frame draw:style-name="gr2" draw:text-style-name="P1" draw:layer="layout" svg:width="2.923cm" svg:height="0.645cm" svg:x="3.92cm" svg:y="13.564cm">
            <draw:text-box>
              <text:p><text:span text:style-name="T1">16 TB + 512GB</text:span></text:p>
            </draw:text-box>
          </draw:frame>
          <draw:frame draw:style-name="gr3" draw:text-style-name="P2" draw:layer="layout" svg:width="2.432cm" svg:height="0.962cm" svg:x="9.11cm" svg:y="18.41cm">
            <draw:text-box>
              <text:p>KM VA</text:p>
            </draw:text-box>
          </draw:frame>
          <draw:frame draw:style-name="gr34" draw:text-style-name="P2" draw:layer="layout" svg:width="3.173cm" svg:height="0.962cm" svg:x="16.623cm" svg:y="18.326cm">
            <draw:text-box>
              <text:p>Guest VA</text:p>
            </draw:text-box>
          </draw:frame>
          <draw:line draw:style-name="gr5" draw:text-style-name="P3" draw:layer="layout" svg:x1="7.859cm" svg:y1="15.108cm" svg:x2="12.939cm" svg:y2="15.108cm">
            <text:p/>
          </draw:line>
          <draw:custom-shape draw:style-name="gr7" draw:text-style-name="P4" draw:layer="layout" svg:width="5.08cm" svg:height="2.54cm" svg:x="7.859cm" svg:y="15.1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5.08cm" svg:height="1.27cm" svg:x="7.859cm" svg:y="13.838cm">
            <text:p text:style-name="P4"><text:span text:style-name="T2">Guest memor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08cm" svg:height="2.54cm" svg:x="7.859cm" svg:y="11.29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5.08cm" svg:height="2.54cm" svg:x="7.859cm" svg:y="8.758cm">
            <text:p text:style-name="P4"><text:span text:style-name="T2">Unused address ran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08cm" svg:height="0.635cm" svg:x="7.859cm" svg:y="8.123cm">
            <text:p text:style-name="P4"><text:span text:style-name="T2">PTI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5.08cm" svg:height="1.905cm" svg:x="7.859cm" svg:y="6.218cm">
            <text:p text:style-name="P4"><text:span text:style-name="T2">Kernel direct map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5.08cm" svg:height="2.54cm" svg:x="7.859cm" svg:y="3.678cm">
            <text:p text:style-name="P4"><text:span text:style-name="T2">Kernel</text:span></text:p>
            <text:p text:style-name="P4"><text:span text:style-name="T2">text+data+modules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3" draw:layer="layout" draw:type="line" svg:x1="7.132cm" svg:y1="11.293cm" svg:x2="7.132cm" svg:y2="17.656cm" svg:d="M7132 11293v6363" svg:viewBox="0 0 1 6364">
            <text:p/>
          </draw:connector>
          <draw:connector draw:style-name="gr13" draw:text-style-name="P3" draw:layer="layout" draw:type="line" svg:x1="7.097cm" svg:y1="3.665cm" svg:x2="7.115cm" svg:y2="8.815cm" svg:d="M7097 3665l18 5150" svg:viewBox="0 0 19 5151">
            <text:p/>
          </draw:connector>
          <draw:frame draw:style-name="gr14" draw:text-style-name="P10" draw:layer="layout" svg:width="0.635cm" svg:height="1.673cm" svg:x="6.462cm" svg:y="13.689cm">
            <draw:text-box>
              <text:p><text:span text:style-name="T2">P</text:span></text:p>
              <text:p><text:span text:style-name="T2">L</text:span></text:p>
              <text:p><text:span text:style-name="T2">3</text:span></text:p>
            </draw:text-box>
          </draw:frame>
          <draw:frame draw:style-name="gr14" draw:text-style-name="P10" draw:layer="layout" svg:width="0.635cm" svg:height="1.673cm" svg:x="6.462cm" svg:y="5.583cm">
            <draw:text-box>
              <text:p><text:span text:style-name="T2">P</text:span></text:p>
              <text:p><text:span text:style-name="T2">L</text:span></text:p>
              <text:p><text:span text:style-name="T2">0</text:span></text:p>
            </draw:text-box>
          </draw:frame>
          <draw:line draw:style-name="gr6" draw:text-style-name="P3" draw:layer="layout" svg:x1="7.097cm" svg:y1="17.648cm" svg:x2="7.859cm" svg:y2="17.648cm">
            <text:p/>
          </draw:line>
          <draw:line draw:style-name="gr6" draw:text-style-name="P3" draw:layer="layout" svg:x1="7.097cm" svg:y1="11.298cm" svg:x2="7.859cm" svg:y2="11.298cm">
            <text:p/>
          </draw:line>
          <draw:line draw:style-name="gr6" draw:text-style-name="P3" draw:layer="layout" svg:x1="7.097cm" svg:y1="8.758cm" svg:x2="7.859cm" svg:y2="8.758cm">
            <text:p/>
          </draw:line>
          <draw:line draw:style-name="gr6" draw:text-style-name="P3" draw:layer="layout" svg:x1="7.097cm" svg:y1="3.678cm" svg:x2="7.859cm" svg:y2="3.678cm">
            <text:p/>
          </draw:line>
          <draw:line draw:style-name="gr6" draw:text-style-name="P3" draw:layer="layout" svg:x1="7.097cm" svg:y1="8.758cm" svg:x2="7.859cm" svg:y2="8.758cm">
            <text:p/>
          </draw:line>
          <draw:frame draw:style-name="gr15" draw:text-style-name="P1" draw:layer="layout" svg:width="1.069cm" svg:height="0.645cm" svg:x="5.52cm" svg:y="17.384cm">
            <draw:text-box>
              <text:p><text:span text:style-name="T1">0x0</text:span></text:p>
            </draw:text-box>
          </draw:frame>
          <draw:frame draw:style-name="gr1" draw:text-style-name="P1" draw:layer="layout" svg:width="1.397cm" svg:height="0.645cm" svg:x="5.446cm" svg:y="3.287cm">
            <draw:text-box>
              <text:p><text:span text:style-name="T1">max</text:span></text:p>
            </draw:text-box>
          </draw:frame>
          <draw:line draw:style-name="gr6" draw:text-style-name="P3" draw:layer="layout" svg:x1="6.589cm" svg:y1="15.108cm" svg:x2="7.859cm" svg:y2="15.108cm">
            <text:p/>
          </draw:line>
          <draw:line draw:style-name="gr6" draw:text-style-name="P3" draw:layer="layout" svg:x1="6.589cm" svg:y1="13.838cm" svg:x2="7.859cm" svg:y2="13.838cm">
            <text:p/>
          </draw:line>
          <draw:frame draw:style-name="gr16" draw:text-style-name="P1" draw:layer="layout" svg:width="1.34cm" svg:height="0.645cm" svg:x="5.446cm" svg:y="14.844cm">
            <draw:text-box>
              <text:p><text:span text:style-name="T1">16TB</text:span></text:p>
            </draw:text-box>
          </draw:frame>
          <draw:custom-shape draw:style-name="gr35" draw:text-style-name="P14" draw:layer="layout" svg:width="3.81cm" svg:height="13.971cm" svg:x="16.24cm" svg:y="3.53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5" draw:layer="layout" svg:width="3.81cm" svg:height="1.27cm" svg:x="16.24cm" svg:y="7.35cm">
            <text:p text:style-name="P4"><text:span text:style-name="T2">Shared code + data</text:span></text:p>
            <text:p text:style-name="P4"><text:span text:style-name="T2">GDT+LDT+IDT+TSS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3.81cm" svg:height="0.508cm" svg:x="16.24cm" svg:y="17.0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3.81cm" svg:height="0.762cm" svg:x="16.24cm" svg:y="16.24cm">
            <text:p text:style-name="P4"><text:span text:style-name="T2">Guest text + data</text:span></text:p>
            <draw:enhanced-geometry svg:viewBox="0 0 21600 21600" draw:type="rectangle" draw:enhanced-path="M 0 0 L 21600 0 21600 21600 0 21600 0 0 Z N"/>
          </draw:custom-shape>
          <draw:line draw:style-name="gr39" draw:text-style-name="P4" draw:layer="layout" svg:x1="15.732cm" svg:y1="11.16cm" svg:x2="15.732cm" svg:y2="17.51cm">
            <text:p/>
          </draw:line>
          <draw:frame draw:style-name="gr40" draw:text-style-name="P10" draw:layer="layout" svg:width="0.786cm" svg:height="1.673cm" svg:x="15.097cm" svg:y="13.573cm">
            <draw:text-box>
              <text:p><text:span text:style-name="T2">P</text:span></text:p>
              <text:p><text:span text:style-name="T2">L</text:span></text:p>
              <text:p><text:span text:style-name="T2">3</text:span></text:p>
            </draw:text-box>
          </draw:frame>
          <draw:custom-shape draw:style-name="gr41" draw:text-style-name="P15" draw:layer="layout" svg:width="3.81cm" svg:height="1.016cm" svg:x="16.24cm" svg:y="11.16cm">
            <text:p text:style-name="P4"><text:span text:style-name="T2">stack + mmap</text:span></text:p>
            <draw:enhanced-geometry svg:viewBox="0 0 21600 21600" draw:type="rectangle" draw:enhanced-path="M 0 0 L 21600 0 21600 21600 0 21600 0 0 Z N"/>
          </draw:custom-shape>
          <draw:line draw:style-name="gr39" draw:text-style-name="P4" draw:layer="layout" svg:x1="15.732cm" svg:y1="3.54cm" svg:x2="15.732cm" svg:y2="8.62cm">
            <text:p/>
          </draw:line>
          <draw:frame draw:style-name="gr40" draw:text-style-name="P10" draw:layer="layout" svg:width="0.786cm" svg:height="1.673cm" svg:x="15.097cm" svg:y="5.55cm">
            <draw:text-box>
              <text:p><text:span text:style-name="T2">P</text:span></text:p>
              <text:p><text:span text:style-name="T2">L</text:span></text:p>
              <text:p><text:span text:style-name="T2">0</text:span></text:p>
            </draw:text-box>
          </draw:frame>
          <draw:line draw:style-name="gr17" draw:text-style-name="P4" draw:layer="layout" svg:x1="20.05cm" svg:y1="17.51cm" svg:x2="20.812cm" svg:y2="17.51cm">
            <text:p/>
          </draw:line>
          <draw:frame draw:style-name="gr1" draw:text-style-name="P1" draw:layer="layout" svg:width="1.069cm" svg:height="0.645cm" svg:x="20.786cm" svg:y="17.283cm">
            <draw:text-box>
              <text:p><text:span text:style-name="T1">0x0</text:span></text:p>
            </draw:text-box>
          </draw:frame>
          <draw:line draw:style-name="gr17" draw:text-style-name="P4" draw:layer="layout" svg:x1="20.05cm" svg:y1="11.16cm" svg:x2="20.812cm" svg:y2="11.16cm">
            <text:p/>
          </draw:line>
          <draw:line draw:style-name="gr17" draw:text-style-name="P4" draw:layer="layout" svg:x1="20.05cm" svg:y1="8.62cm" svg:x2="20.812cm" svg:y2="8.62cm">
            <text:p/>
          </draw:line>
          <draw:line draw:style-name="gr17" draw:text-style-name="P4" draw:layer="layout" svg:x1="20.05cm" svg:y1="17.002cm" svg:x2="20.812cm" svg:y2="17.002cm">
            <text:p/>
          </draw:line>
          <draw:frame draw:style-name="gr42" draw:text-style-name="P1" draw:layer="layout" svg:width="1.848cm" svg:height="0.645cm" svg:x="20.812cm" svg:y="16.611cm">
            <draw:text-box>
              <text:p><text:span text:style-name="T1">0x20000</text:span></text:p>
            </draw:text-box>
          </draw:frame>
          <draw:frame draw:style-name="gr43" draw:text-style-name="P1" draw:layer="layout" svg:width="1.535cm" svg:height="0.645cm" svg:x="21.039cm" svg:y="10.806cm">
            <draw:text-box>
              <text:p><text:span text:style-name="T1">128TB</text:span></text:p>
            </draw:text-box>
          </draw:frame>
          <draw:frame draw:style-name="gr44" draw:text-style-name="P1" draw:layer="layout" svg:width="4.291cm" svg:height="1.039cm" svg:x="21.008cm" svg:y="8.339cm">
            <draw:text-box>
              <text:p><text:span text:style-name="T1">Per VCPU</text:span></text:p>
              <text:p><text:span text:style-name="T1">Driver allocated </text:span><text:span text:style-name="T1">address</text:span></text:p>
            </draw:text-box>
          </draw:frame>
          <draw:custom-shape draw:style-name="gr24" draw:text-style-name="P4" draw:layer="layout" svg:width="0.254cm" svg:height="0.635cm" svg:x="18.018cm" svg:y="12.4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5" draw:text-style-name="P15" draw:layer="layout" svg:width="3.81cm" svg:height="0.889cm" svg:x="16.24cm" svg:y="5.572cm">
            <text:p text:style-name="P4"><text:span text:style-name="T2">Page tables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20.05cm" svg:y1="6.461cm" svg:x2="20.812cm" svg:y2="6.461cm">
            <text:p/>
          </draw:line>
          <draw:frame draw:style-name="gr46" draw:text-style-name="P1" draw:layer="layout" svg:width="3.741cm" svg:height="1.039cm" svg:x="21.066cm" svg:y="6.207cm">
            <draw:text-box>
              <text:p><text:span text:style-name="T1">Per instance</text:span></text:p>
              <text:p><text:span text:style-name="T1">Driver address</text:span></text:p>
            </draw:text-box>
          </draw:frame>
          <draw:frame draw:style-name="gr47" draw:text-style-name="P2" draw:layer="layout" svg:width="4.206cm" svg:height="0.962cm" svg:x="12.173cm" svg:y="1.457cm">
            <draw:text-box>
              <text:p>Without VMX</text:p>
            </draw:text-box>
          </draw:frame>
        </draw:g>
      </draw:page>
      <draw:page draw:name="page3" draw:style-name="dp1" draw:master-page-name="Default">
        <draw:frame draw:style-name="gr2" draw:text-style-name="P1" draw:layer="layout" svg:width="2.923cm" svg:height="0.645cm" svg:x="3.221cm" svg:y="13.465cm">
          <draw:text-box>
            <text:p><text:span text:style-name="T1">16 TB + 512GB</text:span></text:p>
          </draw:text-box>
        </draw:frame>
        <draw:frame draw:style-name="gr1" draw:text-style-name="P1" draw:layer="layout" svg:width="1.535cm" svg:height="0.645cm" svg:x="4.72cm" svg:y="10.935cm">
          <draw:text-box>
            <text:p><text:span text:style-name="T1">128TB</text:span></text:p>
          </draw:text-box>
        </draw:frame>
        <draw:frame draw:style-name="gr1" draw:text-style-name="P1" draw:layer="layout" svg:width="2.318cm" svg:height="0.645cm" svg:x="4.18cm" svg:y="8.268cm">
          <draw:text-box>
            <text:p><text:span text:style-name="T1">max-128TB</text:span></text:p>
          </draw:text-box>
        </draw:frame>
        <draw:frame draw:style-name="gr3" draw:text-style-name="P2" draw:layer="layout" svg:width="2.432cm" svg:height="0.962cm" svg:x="8.511cm" svg:y="18.311cm">
          <draw:text-box>
            <text:p>KM VA</text:p>
          </draw:text-box>
        </draw:frame>
        <draw:line draw:style-name="gr5" draw:text-style-name="P3" draw:layer="layout" svg:x1="7.26cm" svg:y1="15.009cm" svg:x2="12.34cm" svg:y2="15.009cm">
          <text:p/>
        </draw:line>
        <draw:custom-shape draw:style-name="gr7" draw:text-style-name="P4" draw:layer="layout" svg:width="5.08cm" svg:height="2.54cm" svg:x="7.26cm" svg:y="15.0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1.27cm" svg:x="7.26cm" svg:y="13.739cm">
          <text:p text:style-name="P4"><text:span text:style-name="T2">Guest 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26cm" svg:y="11.1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2.54cm" svg:x="7.26cm" svg:y="8.659cm">
          <text:p text:style-name="P4"><text:span text:style-name="T2">Unused address rang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0.635cm" svg:x="7.26cm" svg:y="8.024cm">
          <text:p text:style-name="P4"><text:span text:style-name="T2">PTI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6.533cm" svg:y1="11.194cm" svg:x2="6.533cm" svg:y2="17.557cm" svg:d="M6533 11194v6363" svg:viewBox="0 0 1 6364">
          <text:p/>
        </draw:connector>
        <draw:connector draw:style-name="gr13" draw:text-style-name="P3" draw:layer="layout" draw:type="line" svg:x1="6.498cm" svg:y1="3.566cm" svg:x2="6.516cm" svg:y2="8.716cm" svg:d="M6498 3566l18 5150" svg:viewBox="0 0 19 5151">
          <text:p/>
        </draw:connector>
        <draw:frame draw:style-name="gr14" draw:text-style-name="P10" draw:layer="layout" svg:width="0.635cm" svg:height="1.673cm" svg:x="5.863cm" svg:y="13.59cm">
          <draw:text-box>
            <text:p><text:span text:style-name="T2">P</text:span></text:p>
            <text:p><text:span text:style-name="T2">L</text:span></text:p>
            <text:p><text:span text:style-name="T2">3</text:span></text:p>
          </draw:text-box>
        </draw:frame>
        <draw:frame draw:style-name="gr14" draw:text-style-name="P10" draw:layer="layout" svg:width="0.635cm" svg:height="1.673cm" svg:x="5.863cm" svg:y="5.484cm">
          <draw:text-box>
            <text:p><text:span text:style-name="T2">P</text:span></text:p>
            <text:p><text:span text:style-name="T2">L</text:span></text:p>
            <text:p><text:span text:style-name="T2">0</text:span></text:p>
          </draw:text-box>
        </draw:frame>
        <draw:line draw:style-name="gr6" draw:text-style-name="P3" draw:layer="layout" svg:x1="6.498cm" svg:y1="17.549cm" svg:x2="7.26cm" svg:y2="17.549cm">
          <text:p/>
        </draw:line>
        <draw:line draw:style-name="gr6" draw:text-style-name="P3" draw:layer="layout" svg:x1="6.498cm" svg:y1="11.199cm" svg:x2="7.26cm" svg:y2="11.199cm">
          <text:p/>
        </draw:line>
        <draw:line draw:style-name="gr6" draw:text-style-name="P3" draw:layer="layout" svg:x1="6.498cm" svg:y1="8.659cm" svg:x2="7.26cm" svg:y2="8.659cm">
          <text:p/>
        </draw:line>
        <draw:line draw:style-name="gr6" draw:text-style-name="P3" draw:layer="layout" svg:x1="6.498cm" svg:y1="3.579cm" svg:x2="7.26cm" svg:y2="3.579cm">
          <text:p/>
        </draw:line>
        <draw:line draw:style-name="gr6" draw:text-style-name="P3" draw:layer="layout" svg:x1="6.498cm" svg:y1="8.659cm" svg:x2="7.26cm" svg:y2="8.659cm">
          <text:p/>
        </draw:line>
        <draw:frame draw:style-name="gr15" draw:text-style-name="P1" draw:layer="layout" svg:width="1.069cm" svg:height="0.645cm" svg:x="4.921cm" svg:y="17.285cm">
          <draw:text-box>
            <text:p><text:span text:style-name="T1">0x0</text:span></text:p>
          </draw:text-box>
        </draw:frame>
        <draw:frame draw:style-name="gr1" draw:text-style-name="P1" draw:layer="layout" svg:width="1.397cm" svg:height="0.645cm" svg:x="4.847cm" svg:y="3.188cm">
          <draw:text-box>
            <text:p><text:span text:style-name="T1">max</text:span></text:p>
          </draw:text-box>
        </draw:frame>
        <draw:line draw:style-name="gr6" draw:text-style-name="P3" draw:layer="layout" svg:x1="5.99cm" svg:y1="15.009cm" svg:x2="7.26cm" svg:y2="15.009cm">
          <text:p/>
        </draw:line>
        <draw:line draw:style-name="gr6" draw:text-style-name="P3" draw:layer="layout" svg:x1="5.99cm" svg:y1="13.739cm" svg:x2="7.26cm" svg:y2="13.739cm">
          <text:p/>
        </draw:line>
        <draw:frame draw:style-name="gr16" draw:text-style-name="P1" draw:layer="layout" svg:width="1.34cm" svg:height="0.645cm" svg:x="4.847cm" svg:y="14.745cm">
          <draw:text-box>
            <text:p><text:span text:style-name="T1">16TB</text:span></text:p>
          </draw:text-box>
        </draw:frame>
        <draw:frame draw:style-name="gr48" draw:text-style-name="P2" draw:layer="layout" svg:width="6.492cm" svg:height="0.962cm" svg:x="11.122cm" svg:y="1.26cm">
          <draw:text-box>
            <text:p>System call transition</text:p>
          </draw:text-box>
        </draw:frame>
        <draw:g>
          <draw:frame draw:style-name="gr2" draw:text-style-name="P1" draw:layer="layout" svg:width="2.923cm" svg:height="0.645cm" svg:x="13.988cm" svg:y="13.36cm">
            <draw:text-box>
              <text:p><text:span text:style-name="T1">16 TB + 512GB</text:span></text:p>
            </draw:text-box>
          </draw:frame>
          <draw:frame draw:style-name="gr1" draw:text-style-name="P1" draw:layer="layout" svg:width="1.535cm" svg:height="0.645cm" svg:x="15.487cm" svg:y="10.83cm">
            <draw:text-box>
              <text:p><text:span text:style-name="T1">128TB</text:span></text:p>
            </draw:text-box>
          </draw:frame>
          <draw:frame draw:style-name="gr1" draw:text-style-name="P1" draw:layer="layout" svg:width="2.318cm" svg:height="0.645cm" svg:x="14.947cm" svg:y="8.163cm">
            <draw:text-box>
              <text:p><text:span text:style-name="T1">max-128TB</text:span></text:p>
            </draw:text-box>
          </draw:frame>
          <draw:frame draw:style-name="gr3" draw:text-style-name="P2" draw:layer="layout" svg:width="2.432cm" svg:height="0.962cm" svg:x="19.278cm" svg:y="18.206cm">
            <draw:text-box>
              <text:p>KM VA</text:p>
            </draw:text-box>
          </draw:frame>
          <draw:line draw:style-name="gr5" draw:text-style-name="P3" draw:layer="layout" svg:x1="18.027cm" svg:y1="14.904cm" svg:x2="23.107cm" svg:y2="14.904cm">
            <text:p/>
          </draw:line>
          <draw:custom-shape draw:style-name="gr7" draw:text-style-name="P4" draw:layer="layout" svg:width="5.08cm" svg:height="2.54cm" svg:x="18.027cm" svg:y="14.90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5.08cm" svg:height="1.27cm" svg:x="18.027cm" svg:y="13.634cm">
            <text:p text:style-name="P4"><text:span text:style-name="T2">Guest memor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08cm" svg:height="2.54cm" svg:x="18.027cm" svg:y="11.09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5.08cm" svg:height="2.54cm" svg:x="18.027cm" svg:y="8.554cm">
            <text:p text:style-name="P4"><text:span text:style-name="T2">Unused address ran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08cm" svg:height="0.635cm" svg:x="18.027cm" svg:y="7.919cm">
            <text:p text:style-name="P4"><text:span text:style-name="T2">PTI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5.08cm" svg:height="1.905cm" svg:x="18.027cm" svg:y="6.014cm">
            <text:p text:style-name="P4"><text:span text:style-name="T2">Kernel direct map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5.08cm" svg:height="2.54cm" svg:x="18.027cm" svg:y="3.474cm">
            <text:p text:style-name="P4"><text:span text:style-name="T2">Kernel</text:span></text:p>
            <text:p text:style-name="P4"><text:span text:style-name="T2">text+data+modules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3" draw:layer="layout" draw:type="line" svg:x1="17.3cm" svg:y1="11.089cm" svg:x2="17.3cm" svg:y2="17.452cm" svg:d="M17300 11089v6363" svg:viewBox="0 0 1 6364">
            <text:p/>
          </draw:connector>
          <draw:connector draw:style-name="gr13" draw:text-style-name="P3" draw:layer="layout" draw:type="line" svg:x1="17.265cm" svg:y1="3.461cm" svg:x2="17.283cm" svg:y2="8.611cm" svg:d="M17265 3461l18 5150" svg:viewBox="0 0 19 5151">
            <text:p/>
          </draw:connector>
          <draw:frame draw:style-name="gr14" draw:text-style-name="P10" draw:layer="layout" svg:width="0.635cm" svg:height="1.673cm" svg:x="16.63cm" svg:y="13.485cm">
            <draw:text-box>
              <text:p><text:span text:style-name="T2">P</text:span></text:p>
              <text:p><text:span text:style-name="T2">L</text:span></text:p>
              <text:p><text:span text:style-name="T2">3</text:span></text:p>
            </draw:text-box>
          </draw:frame>
          <draw:frame draw:style-name="gr14" draw:text-style-name="P10" draw:layer="layout" svg:width="0.635cm" svg:height="1.673cm" svg:x="16.63cm" svg:y="5.379cm">
            <draw:text-box>
              <text:p><text:span text:style-name="T2">P</text:span></text:p>
              <text:p><text:span text:style-name="T2">L</text:span></text:p>
              <text:p><text:span text:style-name="T2">0</text:span></text:p>
            </draw:text-box>
          </draw:frame>
          <draw:line draw:style-name="gr6" draw:text-style-name="P3" draw:layer="layout" svg:x1="17.265cm" svg:y1="17.444cm" svg:x2="18.027cm" svg:y2="17.444cm">
            <text:p/>
          </draw:line>
          <draw:line draw:style-name="gr6" draw:text-style-name="P3" draw:layer="layout" svg:x1="17.265cm" svg:y1="11.094cm" svg:x2="18.027cm" svg:y2="11.094cm">
            <text:p/>
          </draw:line>
          <draw:line draw:style-name="gr6" draw:text-style-name="P3" draw:layer="layout" svg:x1="17.265cm" svg:y1="8.554cm" svg:x2="18.027cm" svg:y2="8.554cm">
            <text:p/>
          </draw:line>
          <draw:line draw:style-name="gr6" draw:text-style-name="P3" draw:layer="layout" svg:x1="17.265cm" svg:y1="3.474cm" svg:x2="18.027cm" svg:y2="3.474cm">
            <text:p/>
          </draw:line>
          <draw:line draw:style-name="gr6" draw:text-style-name="P3" draw:layer="layout" svg:x1="17.265cm" svg:y1="8.554cm" svg:x2="18.027cm" svg:y2="8.554cm">
            <text:p/>
          </draw:line>
          <draw:frame draw:style-name="gr15" draw:text-style-name="P1" draw:layer="layout" svg:width="1.069cm" svg:height="0.645cm" svg:x="15.688cm" svg:y="17.18cm">
            <draw:text-box>
              <text:p><text:span text:style-name="T1">0x0</text:span></text:p>
            </draw:text-box>
          </draw:frame>
          <draw:frame draw:style-name="gr1" draw:text-style-name="P1" draw:layer="layout" svg:width="1.397cm" svg:height="0.645cm" svg:x="15.614cm" svg:y="3.083cm">
            <draw:text-box>
              <text:p><text:span text:style-name="T1">max</text:span></text:p>
            </draw:text-box>
          </draw:frame>
          <draw:line draw:style-name="gr6" draw:text-style-name="P3" draw:layer="layout" svg:x1="16.757cm" svg:y1="14.904cm" svg:x2="18.027cm" svg:y2="14.904cm">
            <text:p/>
          </draw:line>
          <draw:line draw:style-name="gr6" draw:text-style-name="P3" draw:layer="layout" svg:x1="16.757cm" svg:y1="13.634cm" svg:x2="18.027cm" svg:y2="13.634cm">
            <text:p/>
          </draw:line>
          <draw:frame draw:style-name="gr16" draw:text-style-name="P1" draw:layer="layout" svg:width="1.34cm" svg:height="0.645cm" svg:x="15.614cm" svg:y="14.64cm">
            <draw:text-box>
              <text:p><text:span text:style-name="T1">16TB</text:span></text:p>
            </draw:text-box>
          </draw:frame>
        </draw:g>
        <draw:custom-shape draw:style-name="gr49" draw:text-style-name="P16" draw:layer="layout" svg:width="5.08cm" svg:height="13.97cm" svg:x="7.25cm" svg:y="3.5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frame draw:style-name="gr2" draw:text-style-name="P1" draw:layer="layout" svg:width="2.923cm" svg:height="0.645cm" svg:x="3.322cm" svg:y="13.466cm">
            <draw:text-box>
              <text:p><text:span text:style-name="T1">16 TB + 512GB</text:span></text:p>
            </draw:text-box>
          </draw:frame>
          <draw:frame draw:style-name="gr1" draw:text-style-name="P1" draw:layer="layout" svg:width="1.535cm" svg:height="0.645cm" svg:x="4.821cm" svg:y="10.936cm">
            <draw:text-box>
              <text:p><text:span text:style-name="T1">128TB</text:span></text:p>
            </draw:text-box>
          </draw:frame>
          <draw:frame draw:style-name="gr1" draw:text-style-name="P1" draw:layer="layout" svg:width="2.318cm" svg:height="0.645cm" svg:x="4.281cm" svg:y="8.269cm">
            <draw:text-box>
              <text:p><text:span text:style-name="T1">max-128TB</text:span></text:p>
            </draw:text-box>
          </draw:frame>
          <draw:frame draw:style-name="gr3" draw:text-style-name="P2" draw:layer="layout" svg:width="2.432cm" svg:height="0.962cm" svg:x="8.612cm" svg:y="18.312cm">
            <draw:text-box>
              <text:p>KM VA</text:p>
            </draw:text-box>
          </draw:frame>
          <draw:line draw:style-name="gr5" draw:text-style-name="P3" draw:layer="layout" svg:x1="7.361cm" svg:y1="15.01cm" svg:x2="12.441cm" svg:y2="15.01cm">
            <text:p/>
          </draw:line>
          <draw:custom-shape draw:style-name="gr7" draw:text-style-name="P4" draw:layer="layout" svg:width="5.08cm" svg:height="2.54cm" svg:x="7.361cm" svg:y="15.0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5.08cm" svg:height="1.27cm" svg:x="7.361cm" svg:y="13.74cm">
            <text:p text:style-name="P4"><text:span text:style-name="T2">Guest memor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08cm" svg:height="2.54cm" svg:x="7.361cm" svg:y="11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5.08cm" svg:height="2.54cm" svg:x="7.361cm" svg:y="8.66cm">
            <text:p text:style-name="P4"><text:span text:style-name="T2">Unused address rang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08cm" svg:height="0.635cm" svg:x="7.361cm" svg:y="8.025cm">
            <text:p text:style-name="P4"><text:span text:style-name="T2">PTI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5.08cm" svg:height="1.905cm" svg:x="7.361cm" svg:y="6.12cm">
            <text:p text:style-name="P4"><text:span text:style-name="T2">Kernel direct map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5.08cm" svg:height="2.54cm" svg:x="7.361cm" svg:y="3.58cm">
            <text:p text:style-name="P4"><text:span text:style-name="T2">Kernel</text:span></text:p>
            <text:p text:style-name="P4"><text:span text:style-name="T2">text+data+modules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3" draw:layer="layout" draw:type="line" svg:x1="6.634cm" svg:y1="11.195cm" svg:x2="6.634cm" svg:y2="17.558cm" svg:d="M6634 11195v6363" svg:viewBox="0 0 1 6364">
            <text:p/>
          </draw:connector>
          <draw:connector draw:style-name="gr13" draw:text-style-name="P3" draw:layer="layout" draw:type="line" svg:x1="6.599cm" svg:y1="3.567cm" svg:x2="6.617cm" svg:y2="8.717cm" svg:d="M6599 3567l18 5150" svg:viewBox="0 0 19 5151">
            <text:p/>
          </draw:connector>
          <draw:frame draw:style-name="gr14" draw:text-style-name="P10" draw:layer="layout" svg:width="0.635cm" svg:height="1.673cm" svg:x="5.964cm" svg:y="13.591cm">
            <draw:text-box>
              <text:p><text:span text:style-name="T2">P</text:span></text:p>
              <text:p><text:span text:style-name="T2">L</text:span></text:p>
              <text:p><text:span text:style-name="T2">3</text:span></text:p>
            </draw:text-box>
          </draw:frame>
          <draw:frame draw:style-name="gr14" draw:text-style-name="P10" draw:layer="layout" svg:width="0.635cm" svg:height="1.673cm" svg:x="5.964cm" svg:y="5.485cm">
            <draw:text-box>
              <text:p><text:span text:style-name="T2">P</text:span></text:p>
              <text:p><text:span text:style-name="T2">L</text:span></text:p>
              <text:p><text:span text:style-name="T2">0</text:span></text:p>
            </draw:text-box>
          </draw:frame>
          <draw:line draw:style-name="gr6" draw:text-style-name="P3" draw:layer="layout" svg:x1="6.599cm" svg:y1="17.55cm" svg:x2="7.361cm" svg:y2="17.55cm">
            <text:p/>
          </draw:line>
          <draw:line draw:style-name="gr6" draw:text-style-name="P3" draw:layer="layout" svg:x1="6.599cm" svg:y1="11.2cm" svg:x2="7.361cm" svg:y2="11.2cm">
            <text:p/>
          </draw:line>
          <draw:line draw:style-name="gr6" draw:text-style-name="P3" draw:layer="layout" svg:x1="6.599cm" svg:y1="8.66cm" svg:x2="7.361cm" svg:y2="8.66cm">
            <text:p/>
          </draw:line>
          <draw:line draw:style-name="gr6" draw:text-style-name="P3" draw:layer="layout" svg:x1="6.599cm" svg:y1="3.58cm" svg:x2="7.361cm" svg:y2="3.58cm">
            <text:p/>
          </draw:line>
          <draw:line draw:style-name="gr6" draw:text-style-name="P3" draw:layer="layout" svg:x1="6.599cm" svg:y1="8.66cm" svg:x2="7.361cm" svg:y2="8.66cm">
            <text:p/>
          </draw:line>
          <draw:frame draw:style-name="gr15" draw:text-style-name="P1" draw:layer="layout" svg:width="1.069cm" svg:height="0.645cm" svg:x="5.022cm" svg:y="17.286cm">
            <draw:text-box>
              <text:p><text:span text:style-name="T1">0x0</text:span></text:p>
            </draw:text-box>
          </draw:frame>
          <draw:frame draw:style-name="gr1" draw:text-style-name="P1" draw:layer="layout" svg:width="1.397cm" svg:height="0.645cm" svg:x="4.948cm" svg:y="3.189cm">
            <draw:text-box>
              <text:p><text:span text:style-name="T1">max</text:span></text:p>
            </draw:text-box>
          </draw:frame>
          <draw:line draw:style-name="gr6" draw:text-style-name="P3" draw:layer="layout" svg:x1="6.091cm" svg:y1="15.01cm" svg:x2="7.361cm" svg:y2="15.01cm">
            <text:p/>
          </draw:line>
          <draw:line draw:style-name="gr6" draw:text-style-name="P3" draw:layer="layout" svg:x1="6.091cm" svg:y1="13.74cm" svg:x2="7.361cm" svg:y2="13.74cm">
            <text:p/>
          </draw:line>
          <draw:frame draw:style-name="gr16" draw:text-style-name="P1" draw:layer="layout" svg:width="1.34cm" svg:height="0.645cm" svg:x="4.948cm" svg:y="14.746cm">
            <draw:text-box>
              <text:p><text:span text:style-name="T1">16TB</text:span></text:p>
            </draw:text-box>
          </draw:frame>
        </draw:g>
        <draw:g>
          <draw:frame draw:style-name="gr46" draw:text-style-name="P1" draw:layer="layout" svg:width="3.741cm" svg:height="1.039cm" svg:x="21.009cm" svg:y="8.327cm">
            <draw:text-box>
              <text:p><text:span text:style-name="T1">Per VCPU</text:span></text:p>
              <text:p><text:span text:style-name="T1">random address</text:span></text:p>
            </draw:text-box>
          </draw:frame>
          <draw:g>
            <draw:frame draw:style-name="gr34" draw:text-style-name="P2" draw:layer="layout" svg:width="3.173cm" svg:height="0.962cm" svg:x="16.624cm" svg:y="18.314cm">
              <draw:text-box>
                <text:p>Guest VA</text:p>
              </draw:text-box>
            </draw:frame>
            <draw:custom-shape draw:style-name="gr35" draw:text-style-name="P14" draw:layer="layout" svg:width="3.81cm" svg:height="13.971cm" svg:x="16.241cm" svg:y="3.522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36" draw:text-style-name="P15" draw:layer="layout" svg:width="3.81cm" svg:height="1.27cm" svg:x="16.241cm" svg:y="7.338cm">
              <text:p text:style-name="P4"><text:span text:style-name="T2">Shared code + data</text:span></text:p>
              <text:p text:style-name="P4"><text:span text:style-name="T2">GDT+LDT+IDT+TSS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3.81cm" svg:height="0.508cm" svg:x="16.241cm" svg:y="16.99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5" draw:layer="layout" svg:width="3.81cm" svg:height="0.762cm" svg:x="16.241cm" svg:y="16.228cm">
              <text:p text:style-name="P4"><text:span text:style-name="T2">Guest text + data</text:span></text:p>
              <draw:enhanced-geometry svg:viewBox="0 0 21600 21600" draw:type="rectangle" draw:enhanced-path="M 0 0 L 21600 0 21600 21600 0 21600 0 0 Z N"/>
            </draw:custom-shape>
            <draw:line draw:style-name="gr39" draw:text-style-name="P4" draw:layer="layout" svg:x1="15.733cm" svg:y1="11.148cm" svg:x2="15.733cm" svg:y2="17.498cm">
              <text:p/>
            </draw:line>
            <draw:frame draw:style-name="gr40" draw:text-style-name="P10" draw:layer="layout" svg:width="0.786cm" svg:height="1.673cm" svg:x="15.098cm" svg:y="13.561cm">
              <draw:text-box>
                <text:p><text:span text:style-name="T2">P</text:span></text:p>
                <text:p><text:span text:style-name="T2">L</text:span></text:p>
                <text:p><text:span text:style-name="T2">3</text:span></text:p>
              </draw:text-box>
            </draw:frame>
            <draw:custom-shape draw:style-name="gr41" draw:text-style-name="P15" draw:layer="layout" svg:width="3.81cm" svg:height="1.016cm" svg:x="16.241cm" svg:y="11.148cm">
              <text:p text:style-name="P4"><text:span text:style-name="T2">stack + mmap</text:span></text:p>
              <draw:enhanced-geometry svg:viewBox="0 0 21600 21600" draw:type="rectangle" draw:enhanced-path="M 0 0 L 21600 0 21600 21600 0 21600 0 0 Z N"/>
            </draw:custom-shape>
            <draw:line draw:style-name="gr39" draw:text-style-name="P4" draw:layer="layout" svg:x1="15.733cm" svg:y1="3.528cm" svg:x2="15.733cm" svg:y2="8.608cm">
              <text:p/>
            </draw:line>
            <draw:frame draw:style-name="gr40" draw:text-style-name="P10" draw:layer="layout" svg:width="0.786cm" svg:height="1.673cm" svg:x="15.098cm" svg:y="5.538cm">
              <draw:text-box>
                <text:p><text:span text:style-name="T2">P</text:span></text:p>
                <text:p><text:span text:style-name="T2">L</text:span></text:p>
                <text:p><text:span text:style-name="T2">0</text:span></text:p>
              </draw:text-box>
            </draw:frame>
            <draw:line draw:style-name="gr17" draw:text-style-name="P4" draw:layer="layout" svg:x1="20.051cm" svg:y1="17.498cm" svg:x2="20.813cm" svg:y2="17.498cm">
              <text:p/>
            </draw:line>
            <draw:frame draw:style-name="gr1" draw:text-style-name="P1" draw:layer="layout" svg:width="1.069cm" svg:height="0.645cm" svg:x="20.787cm" svg:y="17.271cm">
              <draw:text-box>
                <text:p><text:span text:style-name="T1">0x0</text:span></text:p>
              </draw:text-box>
            </draw:frame>
            <draw:line draw:style-name="gr17" draw:text-style-name="P4" draw:layer="layout" svg:x1="20.051cm" svg:y1="11.148cm" svg:x2="20.813cm" svg:y2="11.148cm">
              <text:p/>
            </draw:line>
            <draw:line draw:style-name="gr17" draw:text-style-name="P4" draw:layer="layout" svg:x1="20.051cm" svg:y1="8.608cm" svg:x2="20.813cm" svg:y2="8.608cm">
              <text:p/>
            </draw:line>
            <draw:line draw:style-name="gr17" draw:text-style-name="P4" draw:layer="layout" svg:x1="20.051cm" svg:y1="16.99cm" svg:x2="20.813cm" svg:y2="16.99cm">
              <text:p/>
            </draw:line>
            <draw:frame draw:style-name="gr42" draw:text-style-name="P1" draw:layer="layout" svg:width="1.848cm" svg:height="0.645cm" svg:x="20.813cm" svg:y="16.599cm">
              <draw:text-box>
                <text:p><text:span text:style-name="T1">0x20000</text:span></text:p>
              </draw:text-box>
            </draw:frame>
            <draw:frame draw:style-name="gr43" draw:text-style-name="P1" draw:layer="layout" svg:width="1.535cm" svg:height="0.645cm" svg:x="21.04cm" svg:y="10.794cm">
              <draw:text-box>
                <text:p><text:span text:style-name="T1">128TB</text:span></text:p>
              </draw:text-box>
            </draw:frame>
            <draw:custom-shape draw:style-name="gr24" draw:text-style-name="P4" draw:layer="layout" svg:width="0.254cm" svg:height="0.635cm" svg:x="18.019cm" svg:y="12.41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5" draw:text-style-name="P15" draw:layer="layout" svg:width="3.81cm" svg:height="0.889cm" svg:x="16.241cm" svg:y="5.56cm">
              <text:p text:style-name="P4"><text:span text:style-name="T2">Page tables PL 3</text:span></text:p>
              <draw:enhanced-geometry svg:viewBox="0 0 21600 21600" draw:type="rectangle" draw:enhanced-path="M 0 0 L 21600 0 21600 21600 0 21600 0 0 Z N"/>
            </draw:custom-shape>
            <draw:line draw:style-name="gr17" draw:text-style-name="P4" draw:layer="layout" svg:x1="20.051cm" svg:y1="6.449cm" svg:x2="20.813cm" svg:y2="6.449cm">
              <text:p/>
            </draw:line>
            <draw:custom-shape draw:style-name="gr38" draw:text-style-name="P15" draw:layer="layout" svg:width="3.81cm" svg:height="0.762cm" svg:x="16.24cm" svg:y="4.556cm">
              <text:p text:style-name="P4"><text:span text:style-name="T2">Page table PL 0</text:span></text:p>
              <draw:enhanced-geometry svg:viewBox="0 0 21600 21600" draw:type="rectangle" draw:enhanced-path="M 0 0 L 21600 0 21600 21600 0 21600 0 0 Z N"/>
            </draw:custom-shape>
          </draw:g>
          <draw:frame draw:style-name="gr46" draw:text-style-name="P1" draw:layer="layout" svg:width="3.741cm" svg:height="1.039cm" svg:x="21.067cm" svg:y="6.195cm">
            <draw:text-box>
              <text:p><text:span text:style-name="T1">Per instance</text:span></text:p>
              <text:p><text:span text:style-name="T1">random address</text:span></text:p>
            </draw:text-box>
          </draw:frame>
        </draw:g>
        <draw:frame draw:style-name="gr50" draw:text-style-name="P2" draw:layer="layout" svg:width="6.632cm" svg:height="0.962cm" svg:x="10.43cm" svg:y="1.289cm">
          <draw:text-box>
            <text:p>Address space switch</text:p>
          </draw:text-box>
        </draw:frame>
      </draw:page>
      <draw:page draw:name="page5" draw:style-name="dp1" draw:master-page-name="Default">
        <draw:g>
          <draw:frame draw:style-name="gr46" draw:text-style-name="P1" draw:layer="layout" svg:width="3.741cm" svg:height="1.039cm" svg:x="10.609cm" svg:y="8.414cm">
            <draw:text-box>
              <text:p><text:span text:style-name="T1">Per VCPU</text:span></text:p>
              <text:p><text:span text:style-name="T1">random address</text:span></text:p>
            </draw:text-box>
          </draw:frame>
          <draw:g>
            <draw:frame draw:style-name="gr34" draw:text-style-name="P2" draw:layer="layout" svg:width="3.173cm" svg:height="0.962cm" svg:x="6.224cm" svg:y="18.401cm">
              <draw:text-box>
                <text:p>Guest VA</text:p>
              </draw:text-box>
            </draw:frame>
            <draw:custom-shape draw:style-name="gr35" draw:text-style-name="P14" draw:layer="layout" svg:width="3.81cm" svg:height="13.971cm" svg:x="5.841cm" svg:y="3.609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36" draw:text-style-name="P15" draw:layer="layout" svg:width="3.81cm" svg:height="1.27cm" svg:x="5.841cm" svg:y="7.425cm">
              <text:p text:style-name="P4"><text:span text:style-name="T2">Shared code + data</text:span></text:p>
              <text:p text:style-name="P4"><text:span text:style-name="T2">GDT+LDT+IDT+TSS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3.81cm" svg:height="0.508cm" svg:x="5.841cm" svg:y="17.0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5" draw:layer="layout" svg:width="3.81cm" svg:height="0.762cm" svg:x="5.841cm" svg:y="16.315cm">
              <text:p text:style-name="P4"><text:span text:style-name="T2">Guest text + data</text:span></text:p>
              <draw:enhanced-geometry svg:viewBox="0 0 21600 21600" draw:type="rectangle" draw:enhanced-path="M 0 0 L 21600 0 21600 21600 0 21600 0 0 Z N"/>
            </draw:custom-shape>
            <draw:line draw:style-name="gr39" draw:text-style-name="P4" draw:layer="layout" svg:x1="5.333cm" svg:y1="11.235cm" svg:x2="5.333cm" svg:y2="17.585cm">
              <text:p/>
            </draw:line>
            <draw:frame draw:style-name="gr40" draw:text-style-name="P10" draw:layer="layout" svg:width="0.786cm" svg:height="1.673cm" svg:x="4.698cm" svg:y="13.648cm">
              <draw:text-box>
                <text:p><text:span text:style-name="T2">P</text:span></text:p>
                <text:p><text:span text:style-name="T2">L</text:span></text:p>
                <text:p><text:span text:style-name="T2">3</text:span></text:p>
              </draw:text-box>
            </draw:frame>
            <draw:custom-shape draw:style-name="gr41" draw:text-style-name="P15" draw:layer="layout" svg:width="3.81cm" svg:height="1.016cm" svg:x="5.841cm" svg:y="11.235cm">
              <text:p text:style-name="P4"><text:span text:style-name="T2">stack + mmap</text:span></text:p>
              <draw:enhanced-geometry svg:viewBox="0 0 21600 21600" draw:type="rectangle" draw:enhanced-path="M 0 0 L 21600 0 21600 21600 0 21600 0 0 Z N"/>
            </draw:custom-shape>
            <draw:line draw:style-name="gr39" draw:text-style-name="P4" draw:layer="layout" svg:x1="5.333cm" svg:y1="3.615cm" svg:x2="5.333cm" svg:y2="8.695cm">
              <text:p/>
            </draw:line>
            <draw:frame draw:style-name="gr40" draw:text-style-name="P10" draw:layer="layout" svg:width="0.786cm" svg:height="1.673cm" svg:x="4.698cm" svg:y="5.625cm">
              <draw:text-box>
                <text:p><text:span text:style-name="T2">P</text:span></text:p>
                <text:p><text:span text:style-name="T2">L</text:span></text:p>
                <text:p><text:span text:style-name="T2">0</text:span></text:p>
              </draw:text-box>
            </draw:frame>
            <draw:line draw:style-name="gr17" draw:text-style-name="P4" draw:layer="layout" svg:x1="9.651cm" svg:y1="17.585cm" svg:x2="10.413cm" svg:y2="17.585cm">
              <text:p/>
            </draw:line>
            <draw:frame draw:style-name="gr1" draw:text-style-name="P1" draw:layer="layout" svg:width="1.069cm" svg:height="0.645cm" svg:x="10.387cm" svg:y="17.358cm">
              <draw:text-box>
                <text:p><text:span text:style-name="T1">0x0</text:span></text:p>
              </draw:text-box>
            </draw:frame>
            <draw:line draw:style-name="gr17" draw:text-style-name="P4" draw:layer="layout" svg:x1="9.651cm" svg:y1="11.235cm" svg:x2="10.413cm" svg:y2="11.235cm">
              <text:p/>
            </draw:line>
            <draw:line draw:style-name="gr17" draw:text-style-name="P4" draw:layer="layout" svg:x1="9.651cm" svg:y1="8.695cm" svg:x2="10.413cm" svg:y2="8.695cm">
              <text:p/>
            </draw:line>
            <draw:line draw:style-name="gr17" draw:text-style-name="P4" draw:layer="layout" svg:x1="9.651cm" svg:y1="17.077cm" svg:x2="10.413cm" svg:y2="17.077cm">
              <text:p/>
            </draw:line>
            <draw:frame draw:style-name="gr42" draw:text-style-name="P1" draw:layer="layout" svg:width="1.848cm" svg:height="0.645cm" svg:x="10.413cm" svg:y="16.686cm">
              <draw:text-box>
                <text:p><text:span text:style-name="T1">0x20000</text:span></text:p>
              </draw:text-box>
            </draw:frame>
            <draw:frame draw:style-name="gr43" draw:text-style-name="P1" draw:layer="layout" svg:width="1.535cm" svg:height="0.645cm" svg:x="10.64cm" svg:y="10.881cm">
              <draw:text-box>
                <text:p><text:span text:style-name="T1">128TB</text:span></text:p>
              </draw:text-box>
            </draw:frame>
            <draw:custom-shape draw:style-name="gr24" draw:text-style-name="P4" draw:layer="layout" svg:width="0.254cm" svg:height="0.635cm" svg:x="7.619cm" svg:y="12.50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5" draw:text-style-name="P15" draw:layer="layout" svg:width="3.81cm" svg:height="0.889cm" svg:x="5.841cm" svg:y="5.647cm">
              <text:p text:style-name="P4"><text:span text:style-name="T2">Page tables PL 3</text:span></text:p>
              <draw:enhanced-geometry svg:viewBox="0 0 21600 21600" draw:type="rectangle" draw:enhanced-path="M 0 0 L 21600 0 21600 21600 0 21600 0 0 Z N"/>
            </draw:custom-shape>
            <draw:line draw:style-name="gr17" draw:text-style-name="P4" draw:layer="layout" svg:x1="9.651cm" svg:y1="6.536cm" svg:x2="10.413cm" svg:y2="6.536cm">
              <text:p/>
            </draw:line>
            <draw:custom-shape draw:style-name="gr38" draw:text-style-name="P15" draw:layer="layout" svg:width="3.81cm" svg:height="0.762cm" svg:x="5.84cm" svg:y="4.643cm">
              <text:p text:style-name="P4"><text:span text:style-name="T2">Page table PL 0</text:span></text:p>
              <draw:enhanced-geometry svg:viewBox="0 0 21600 21600" draw:type="rectangle" draw:enhanced-path="M 0 0 L 21600 0 21600 21600 0 21600 0 0 Z N"/>
            </draw:custom-shape>
          </draw:g>
          <draw:frame draw:style-name="gr46" draw:text-style-name="P1" draw:layer="layout" svg:width="3.741cm" svg:height="1.039cm" svg:x="10.667cm" svg:y="6.282cm">
            <draw:text-box>
              <text:p><text:span text:style-name="T1">Per instance</text:span></text:p>
              <text:p><text:span text:style-name="T1">random address</text:span></text:p>
            </draw:text-box>
          </draw:frame>
        </draw:g>
        <draw:frame draw:style-name="gr46" draw:text-style-name="P1" draw:layer="layout" svg:width="3.741cm" svg:height="1.039cm" svg:x="21.009cm" svg:y="8.314cm">
          <draw:text-box>
            <text:p><text:span text:style-name="T1">Per VCPU</text:span></text:p>
            <text:p><text:span text:style-name="T1">random address</text:span></text:p>
          </draw:text-box>
        </draw:frame>
        <draw:g>
          <draw:frame draw:style-name="gr34" draw:text-style-name="P2" draw:layer="layout" svg:width="3.173cm" svg:height="0.962cm" svg:x="16.624cm" svg:y="18.301cm">
            <draw:text-box>
              <text:p>Guest VA</text:p>
            </draw:text-box>
          </draw:frame>
          <draw:custom-shape draw:style-name="gr35" draw:text-style-name="P14" draw:layer="layout" svg:width="3.81cm" svg:height="13.971cm" svg:x="16.241cm" svg:y="3.50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5" draw:layer="layout" svg:width="3.81cm" svg:height="1.27cm" svg:x="16.241cm" svg:y="7.325cm">
            <text:p text:style-name="P4"><text:span text:style-name="T2">Shared code + data</text:span></text:p>
            <text:p text:style-name="P4"><text:span text:style-name="T2">GDT+LDT+IDT+TSS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3.81cm" svg:height="0.508cm" svg:x="16.241cm" svg:y="16.97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3.81cm" svg:height="0.762cm" svg:x="16.241cm" svg:y="16.215cm">
            <text:p text:style-name="P4"><text:span text:style-name="T2">Guest text + data</text:span></text:p>
            <draw:enhanced-geometry svg:viewBox="0 0 21600 21600" draw:type="rectangle" draw:enhanced-path="M 0 0 L 21600 0 21600 21600 0 21600 0 0 Z N"/>
          </draw:custom-shape>
          <draw:line draw:style-name="gr39" draw:text-style-name="P4" draw:layer="layout" svg:x1="15.733cm" svg:y1="11.135cm" svg:x2="15.733cm" svg:y2="17.485cm">
            <text:p/>
          </draw:line>
          <draw:frame draw:style-name="gr40" draw:text-style-name="P10" draw:layer="layout" svg:width="0.786cm" svg:height="1.673cm" svg:x="15.098cm" svg:y="13.548cm">
            <draw:text-box>
              <text:p><text:span text:style-name="T2">P</text:span></text:p>
              <text:p><text:span text:style-name="T2">L</text:span></text:p>
              <text:p><text:span text:style-name="T2">3</text:span></text:p>
            </draw:text-box>
          </draw:frame>
          <draw:custom-shape draw:style-name="gr41" draw:text-style-name="P15" draw:layer="layout" svg:width="3.81cm" svg:height="1.016cm" svg:x="16.241cm" svg:y="11.135cm">
            <text:p text:style-name="P4"><text:span text:style-name="T2">stack + mmap</text:span></text:p>
            <draw:enhanced-geometry svg:viewBox="0 0 21600 21600" draw:type="rectangle" draw:enhanced-path="M 0 0 L 21600 0 21600 21600 0 21600 0 0 Z N"/>
          </draw:custom-shape>
          <draw:line draw:style-name="gr39" draw:text-style-name="P4" draw:layer="layout" svg:x1="15.733cm" svg:y1="3.515cm" svg:x2="15.733cm" svg:y2="8.595cm">
            <text:p/>
          </draw:line>
          <draw:frame draw:style-name="gr40" draw:text-style-name="P10" draw:layer="layout" svg:width="0.786cm" svg:height="1.673cm" svg:x="15.098cm" svg:y="5.525cm">
            <draw:text-box>
              <text:p><text:span text:style-name="T2">P</text:span></text:p>
              <text:p><text:span text:style-name="T2">L</text:span></text:p>
              <text:p><text:span text:style-name="T2">0</text:span></text:p>
            </draw:text-box>
          </draw:frame>
          <draw:line draw:style-name="gr17" draw:text-style-name="P4" draw:layer="layout" svg:x1="20.051cm" svg:y1="17.485cm" svg:x2="20.813cm" svg:y2="17.485cm">
            <text:p/>
          </draw:line>
          <draw:frame draw:style-name="gr1" draw:text-style-name="P1" draw:layer="layout" svg:width="1.069cm" svg:height="0.645cm" svg:x="20.787cm" svg:y="17.258cm">
            <draw:text-box>
              <text:p><text:span text:style-name="T1">0x0</text:span></text:p>
            </draw:text-box>
          </draw:frame>
          <draw:line draw:style-name="gr17" draw:text-style-name="P4" draw:layer="layout" svg:x1="20.051cm" svg:y1="11.135cm" svg:x2="20.813cm" svg:y2="11.135cm">
            <text:p/>
          </draw:line>
          <draw:line draw:style-name="gr17" draw:text-style-name="P4" draw:layer="layout" svg:x1="20.051cm" svg:y1="8.595cm" svg:x2="20.813cm" svg:y2="8.595cm">
            <text:p/>
          </draw:line>
          <draw:line draw:style-name="gr17" draw:text-style-name="P4" draw:layer="layout" svg:x1="20.051cm" svg:y1="16.977cm" svg:x2="20.813cm" svg:y2="16.977cm">
            <text:p/>
          </draw:line>
          <draw:frame draw:style-name="gr42" draw:text-style-name="P1" draw:layer="layout" svg:width="1.848cm" svg:height="0.645cm" svg:x="20.813cm" svg:y="16.586cm">
            <draw:text-box>
              <text:p><text:span text:style-name="T1">0x20000</text:span></text:p>
            </draw:text-box>
          </draw:frame>
          <draw:frame draw:style-name="gr43" draw:text-style-name="P1" draw:layer="layout" svg:width="1.535cm" svg:height="0.645cm" svg:x="21.04cm" svg:y="10.781cm">
            <draw:text-box>
              <text:p><text:span text:style-name="T1">128TB</text:span></text:p>
            </draw:text-box>
          </draw:frame>
          <draw:custom-shape draw:style-name="gr24" draw:text-style-name="P4" draw:layer="layout" svg:width="0.254cm" svg:height="0.635cm" svg:x="18.019cm" svg:y="12.4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5" draw:text-style-name="P15" draw:layer="layout" svg:width="3.81cm" svg:height="0.889cm" svg:x="16.241cm" svg:y="5.547cm">
            <text:p text:style-name="P4"><text:span text:style-name="T2">Page tables PL 3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20.051cm" svg:y1="6.436cm" svg:x2="20.813cm" svg:y2="6.436cm">
            <text:p/>
          </draw:line>
        </draw:g>
        <draw:frame draw:style-name="gr46" draw:text-style-name="P1" draw:layer="layout" svg:width="3.741cm" svg:height="1.039cm" svg:x="21.067cm" svg:y="6.182cm">
          <draw:text-box>
            <text:p><text:span text:style-name="T1">Per instance</text:span></text:p>
            <text:p><text:span text:style-name="T1">random address</text:span></text:p>
          </draw:text-box>
        </draw:frame>
        <draw:frame draw:style-name="gr51" draw:text-style-name="P2" draw:layer="layout" svg:width="5.468cm" svg:height="0.962cm" svg:x="11.111cm" svg:y="1.305cm">
          <draw:text-box>
            <text:p>Switch to paylo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3:17:57.542528318</meta:creation-date>
    <dc:date>2020-01-06T09:30:51.072064467</dc:date>
    <meta:editing-duration>PT3H29M31S</meta:editing-duration>
    <meta:editing-cycles>72</meta:editing-cycles>
    <meta:generator>LibreOffice/6.2.8.2$Linux_X86_64 LibreOffice_project/20$Build-2</meta:generator>
    <meta:document-statistic meta:object-count="266"/>
  </office:meta>
</office:document-meta>
</file>